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0868in" fo:margin-left="0in" fo:margin-top="0in" fo:margin-bottom="0in" table:align="left"/>
    </style:style>
    <style:style style:name="Table1.A" style:family="table-column">
      <style:table-column-properties style:column-width="1.0868in"/>
    </style:style>
    <style:style style:name="Table1.1" style:family="table-row">
      <style:table-row-properties style:min-row-height="1.4931in" fo:keep-together="auto"/>
    </style:style>
    <style:style style:name="Table1.A1" style:family="table-cell">
      <style:table-cell-properties style:vertical-align="" fo:background-color="#ffffff" fo:padding="0.0694in" fo:border="none">
        <style:background-image/>
      </style:table-cell-properties>
    </style:style>
    <style:style style:name="Table2" style:family="table">
      <style:table-properties style:width="5.7882in" fo:margin-left="0in" fo:margin-top="0in" fo:margin-bottom="0in" table:align="left"/>
    </style:style>
    <style:style style:name="Table2.A" style:family="table-column">
      <style:table-column-properties style:column-width="0.3681in"/>
    </style:style>
    <style:style style:name="Table2.B" style:family="table-column">
      <style:table-column-properties style:column-width="5.4194in"/>
    </style:style>
    <style:style style:name="Table2.1" style:family="table-row">
      <style:table-row-properties style:min-row-height="0.2326in" fo:keep-together="auto"/>
    </style:style>
    <style:style style:name="Table2.A1" style:family="table-cell">
      <style:table-cell-properties style:vertical-align="" fo:padding="0.0694in" fo:border="none"/>
    </style:style>
    <style:style style:name="Table2.2" style:family="table-row">
      <style:table-row-properties style:min-row-height="1.4097in" fo:keep-together="auto"/>
    </style:style>
    <style:style style:name="Table2.B2" style:family="table-cell">
      <style:table-cell-properties style:vertical-align="" fo:background-color="#ffffff" fo:padding="0.0694in" fo:border="0.75pt solid #000000">
        <style:background-image/>
      </style:table-cell-properties>
    </style:style>
    <style:style style:name="P1" style:family="paragraph" style:parent-style-name="Standard">
      <loext:graphic-properties draw:fill="solid" draw:fill-color="#ffffff"/>
      <style:paragraph-properties fo:text-align="justify" style:justify-single-word="false" fo:background-color="#ffffff"/>
    </style:style>
    <style:style style:name="P2" style:family="paragraph" style:parent-style-name="Standard">
      <style:paragraph-properties fo:margin-top="0.1665in" fo:margin-bottom="0.1665in" loext:contextual-spacing="false" fo:line-height="100%"/>
    </style:style>
    <style:style style:name="P3" style:family="paragraph" style:parent-style-name="Standard">
      <style:paragraph-properties fo:margin-top="0.1665in" fo:margin-bottom="0.1665in" loext:contextual-spacing="false" fo:line-height="100%" fo:text-align="center" style:justify-single-word="false"/>
    </style:style>
    <style:style style:name="P4" style:family="paragraph" style:parent-style-name="Standard">
      <loext:graphic-properties draw:fill="solid" draw:fill-color="#f5f5f5"/>
      <style:paragraph-properties fo:margin-top="0.1665in" fo:margin-bottom="0.1665in" loext:contextual-spacing="false" fo:line-height="100%" fo:background-color="#f5f5f5"/>
    </style:style>
    <style:style style:name="P5" style:family="paragraph" style:parent-style-name="Standard">
      <style:paragraph-properties fo:margin-top="0.1665in" fo:margin-bottom="0.1665in" loext:contextual-spacing="false" fo:line-height="100%"/>
      <style:text-properties fo:font-size="12pt" style:font-size-asian="12pt" style:font-size-complex="12pt"/>
    </style:style>
    <style:style style:name="P6" style:family="paragraph" style:parent-style-name="Standard">
      <style:paragraph-properties fo:margin-top="0.1665in" fo:margin-bottom="0.1665in" loext:contextual-spacing="false" fo:line-height="163%"/>
    </style:style>
    <style:style style:name="P7" style:family="paragraph" style:parent-style-name="Standard">
      <style:paragraph-properties fo:margin-top="0.1665in" fo:margin-bottom="0.1665in" loext:contextual-spacing="false" fo:line-height="191%"/>
    </style:style>
    <style:style style:name="P8" style:family="paragraph" style:parent-style-name="Standard">
      <style:paragraph-properties fo:margin-top="0.1665in" fo:margin-bottom="0.1665in" loext:contextual-spacing="false" fo:line-height="100%"/>
      <style:text-properties style:text-underline-style="solid" style:text-underline-width="auto" style:text-underline-color="font-color" fo:font-weight="bold" style:font-weight-asian="bold"/>
    </style:style>
    <style:style style:name="P9" style:family="paragraph" style:parent-style-name="Standard">
      <style:paragraph-properties fo:margin-top="0.1665in" fo:margin-bottom="0.1665in" loext:contextual-spacing="false" fo:line-height="100%"/>
      <style:text-properties fo:color="#ff0000"/>
    </style:style>
    <style:style style:name="P10" style:family="paragraph" style:parent-style-name="Standard" style:master-page-name="Standard">
      <style:paragraph-properties fo:margin-top="0.1665in" fo:margin-bottom="0.1665in" loext:contextual-spacing="false" fo:line-height="100%" fo:text-align="center" style:justify-single-word="false" style:page-number="1"/>
    </style:style>
    <style:style style:name="P11" style:family="paragraph" style:parent-style-name="Standard" style:list-style-name="WWNum2">
      <style:paragraph-properties fo:margin-left="0.5in" fo:margin-right="0in" fo:margin-top="0.1665in" fo:margin-bottom="0.1665in" loext:contextual-spacing="false" fo:line-height="163%" fo:text-indent="-0.25in" style:auto-text-indent="false"/>
    </style:style>
    <style:style style:name="P12" style:family="paragraph" style:parent-style-name="Standard" style:list-style-name="WWNum4">
      <style:paragraph-properties fo:margin-left="0.5in" fo:margin-right="0in" fo:margin-top="0.1665in" fo:margin-bottom="0.1665in" loext:contextual-spacing="false" fo:line-height="100%" fo:text-indent="-0.25in" style:auto-text-indent="false"/>
    </style:style>
    <style:style style:name="P13" style:family="paragraph" style:parent-style-name="Standard" style:list-style-name="WWNum7">
      <style:paragraph-properties fo:margin-left="0.5in" fo:margin-right="0in" fo:margin-top="0.1665in" fo:margin-bottom="0.1665in" loext:contextual-spacing="false" fo:line-height="100%" fo:text-indent="-0.25in" style:auto-text-indent="false"/>
    </style:style>
    <style:style style:name="P14" style:family="paragraph" style:parent-style-name="Standard" style:list-style-name="WWNum8">
      <style:paragraph-properties fo:margin-left="0.5in" fo:margin-right="0in" fo:margin-top="0.1665in" fo:margin-bottom="0.1665in" loext:contextual-spacing="false" fo:line-height="100%" fo:text-indent="-0.25in" style:auto-text-indent="false"/>
    </style:style>
    <style:style style:name="P15" style:family="paragraph" style:parent-style-name="Standard" style:list-style-name="WWNum5">
      <style:paragraph-properties fo:margin-left="0.5in" fo:margin-right="0in" fo:margin-top="0.1665in" fo:margin-bottom="0.1665in" loext:contextual-spacing="false" fo:line-height="100%" fo:text-indent="-0.25in" style:auto-text-indent="false"/>
    </style:style>
    <style:style style:name="P16" style:family="paragraph" style:parent-style-name="Standard" style:list-style-name="WWNum9">
      <style:paragraph-properties fo:margin-left="0.5in" fo:margin-right="0in" fo:margin-top="0.1665in" fo:margin-bottom="0.1665in" loext:contextual-spacing="false" fo:line-height="100%" fo:text-indent="-0.25in" style:auto-text-indent="false"/>
    </style:style>
    <style:style style:name="P17"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18"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10">
      <loext:graphic-properties draw:fill="solid" draw:fill-color="#f5f5f5"/>
      <style:paragraph-properties fo:margin-left="0.5in" fo:margin-right="0in" fo:margin-top="0.1665in" fo:margin-bottom="0in" loext:contextual-spacing="false" fo:line-height="100%" fo:text-indent="-0.25in" style:auto-text-indent="false" fo:background-color="#f5f5f5"/>
    </style:style>
    <style:style style:name="P20" style:family="paragraph" style:parent-style-name="Standard" style:list-style-name="WWNum1">
      <loext:graphic-properties draw:fill="solid" draw:fill-color="#f5f5f5"/>
      <style:paragraph-properties fo:margin-left="0.5in" fo:margin-right="0in" fo:margin-top="0.1665in" fo:margin-bottom="0in" loext:contextual-spacing="false" fo:line-height="100%" fo:text-indent="-0.25in" style:auto-text-indent="false" fo:background-color="#f5f5f5"/>
    </style:style>
    <style:style style:name="P21"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10">
      <loext:graphic-properties draw:fill="solid" draw:fill-color="#f5f5f5"/>
      <style:paragraph-properties fo:margin-left="0.5in" fo:margin-right="0in" fo:margin-top="0in" fo:margin-bottom="0in" loext:contextual-spacing="false" fo:line-height="100%" fo:text-indent="-0.25in" style:auto-text-indent="false" fo:background-color="#f5f5f5"/>
    </style:style>
    <style:style style:name="P23" style:family="paragraph" style:parent-style-name="Standard" style:list-style-name="WWNum1">
      <loext:graphic-properties draw:fill="solid" draw:fill-color="#f5f5f5"/>
      <style:paragraph-properties fo:margin-left="0.5in" fo:margin-right="0in" fo:margin-top="0in" fo:margin-bottom="0in" loext:contextual-spacing="false" fo:line-height="100%" fo:text-indent="-0.25in" style:auto-text-indent="false" fo:background-color="#f5f5f5"/>
    </style:style>
    <style:style style:name="P24"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25" style:family="paragraph" style:parent-style-name="Standard" style:list-style-name="WWNum10">
      <loext:graphic-properties draw:fill="solid" draw:fill-color="#f5f5f5"/>
      <style:paragraph-properties fo:margin-left="0.5in" fo:margin-right="0in" fo:margin-top="0in" fo:margin-bottom="0.1665in" loext:contextual-spacing="false" fo:line-height="100%" fo:text-indent="-0.25in" style:auto-text-indent="false" fo:background-color="#f5f5f5"/>
    </style:style>
    <style:style style:name="P26" style:family="paragraph" style:parent-style-name="Standard" style:list-style-name="WWNum1">
      <loext:graphic-properties draw:fill="solid" draw:fill-color="#f5f5f5"/>
      <style:paragraph-properties fo:margin-left="0.5in" fo:margin-right="0in" fo:margin-top="0in" fo:margin-bottom="0.1665in" loext:contextual-spacing="false" fo:line-height="100%" fo:text-indent="-0.25in" style:auto-text-indent="false" fo:background-color="#f5f5f5"/>
    </style:style>
    <style:style style:name="P27" style:family="paragraph" style:parent-style-name="Standard">
      <loext:graphic-properties draw:fill="solid" draw:fill-color="#ffffff"/>
      <style:paragraph-properties fo:margin-top="0in" fo:margin-bottom="0.111in" loext:contextual-spacing="false" fo:line-height="100%" fo:text-align="justify" style:justify-single-word="false" fo:background-color="#ffffff"/>
    </style:style>
    <style:style style:name="P28" style:family="paragraph" style:parent-style-name="Standard">
      <style:paragraph-properties fo:margin-left="0in" fo:margin-right="0in" fo:margin-top="0.1665in" fo:margin-bottom="0.1665in" loext:contextual-spacing="false" fo:line-height="100%" fo:text-indent="0in" style:auto-text-indent="false"/>
    </style:style>
    <style:style style:name="P29" style:family="paragraph" style:parent-style-name="Standard" style:list-style-name="WWNum10">
      <loext:graphic-properties draw:fill="solid" draw:fill-color="#f5f5f5"/>
      <style:paragraph-properties fo:margin-left="1in" fo:margin-right="0in" fo:margin-top="0in" fo:margin-bottom="0in" loext:contextual-spacing="false" fo:line-height="100%" fo:text-indent="-0.25in" style:auto-text-indent="false" fo:background-color="#f5f5f5"/>
    </style:style>
    <style:style style:name="P30" style:family="paragraph" style:parent-style-name="Heading_20_2">
      <style:paragraph-properties fo:margin-top="0.25in" fo:margin-bottom="0.0555in" loext:contextual-spacing="false" fo:line-height="123%" fo:keep-together="auto" fo:keep-with-next="auto"/>
    </style:style>
    <style:style style:name="P31" style:family="paragraph" style:parent-style-name="Heading_20_3">
      <style:paragraph-properties fo:margin-top="0.1945in" fo:margin-bottom="0.0555in" loext:contextual-spacing="false" fo:line-height="115%" fo:keep-together="auto" fo:keep-with-next="auto"/>
    </style:style>
    <style:style style:name="P32" style:family="paragraph" style:parent-style-name="Heading_20_3">
      <loext:graphic-properties draw:fill="solid" draw:fill-color="#ffffff"/>
      <style:paragraph-properties fo:margin-top="0.1945in" fo:margin-bottom="0.0555in" loext:contextual-spacing="false" fo:line-height="100%" fo:text-align="justify" style:justify-single-word="false" fo:keep-together="auto" fo:background-color="#ffffff" fo:keep-with-next="auto"/>
    </style:style>
    <style:style style:name="T1" style:family="text">
      <style:text-properties fo:font-size="18pt" fo:font-weight="bold" style:font-size-asian="18pt" style:font-weight-asian="bold" style:font-size-complex="18pt"/>
    </style:style>
    <style:style style:name="T2" style:family="text">
      <style:text-properties fo:font-size="18pt" fo:font-weight="bold" style:font-size-asian="18pt" style:font-weight-asian="bold" style:font-size-complex="18pt" fo:background-color="#ffffff"/>
    </style:style>
    <style:style style:name="T3" style:family="text">
      <style:text-properties fo:font-size="12pt" fo:font-weight="bold" style:font-size-asian="12pt" style:font-weight-asian="bold" style:font-size-complex="12pt"/>
    </style:style>
    <style:style style:name="T4" style:family="text">
      <style:text-properties fo:font-size="12pt" fo:font-weight="bold" style:font-size-asian="12pt" style:font-weight-asian="bold" style:font-size-complex="12pt" fo:background-color="#ffffff"/>
    </style:style>
    <style:style style:name="T5" style:family="text">
      <style:text-properties fo:font-size="12pt" style:font-size-asian="12pt" style:font-size-complex="12pt"/>
    </style:style>
    <style:style style:name="T6" style:family="text">
      <style:text-properties fo:font-size="12pt" style:font-size-asian="12pt" style:font-size-complex="12pt" fo:background-color="#ffffff"/>
    </style:style>
    <style:style style:name="T7" style:family="text">
      <style:text-properties fo:font-size="12pt" fo:font-style="italic" style:font-size-asian="12pt" style:font-style-asian="italic" style:font-size-complex="12pt"/>
    </style:style>
    <style:style style:name="T8" style:family="text">
      <style:text-properties fo:font-size="12pt" fo:font-style="italic" style:font-size-asian="12pt" style:font-style-asian="italic" style:font-size-complex="12pt" fo:background-color="#ffffff"/>
    </style:style>
    <style:style style:name="T9" style:family="text">
      <style:text-properties fo:font-size="12pt" fo:font-style="italic" fo:font-weight="bold" style:font-size-asian="12pt" style:font-style-asian="italic" style:font-weight-asian="bold" style:font-size-complex="12pt"/>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fo:font-size="12pt" style:text-underline-style="solid" style:text-underline-width="auto" style:text-underline-color="font-color" style:font-size-asian="12pt" style:font-size-complex="12pt" fo:background-color="#ffffff"/>
    </style:style>
    <style:style style:name="T12" style:family="text">
      <style:text-properties fo:color="#333333" fo:font-size="18pt" fo:font-weight="bold" style:font-size-asian="18pt" style:font-weight-asian="bold" style:font-size-complex="18pt" fo:background-color="#ffffff"/>
    </style:style>
    <style:style style:name="T13" style:family="text">
      <style:text-properties fo:color="#333333" fo:font-size="12pt" style:font-size-asian="12pt" style:font-size-complex="12pt" fo:background-color="#ffffff"/>
    </style:style>
    <style:style style:name="T14" style:family="text">
      <style:text-properties fo:color="#333333" fo:font-size="13pt" style:font-size-asian="13pt" style:font-size-complex="13pt"/>
    </style:style>
    <style:style style:name="T15" style:family="text">
      <style:text-properties fo:font-size="19pt" fo:font-weight="bold" style:font-size-asian="19pt" style:font-weight-asian="bold" style:font-size-complex="19pt"/>
    </style:style>
    <style:style style:name="T16" style:family="text">
      <style:text-properties fo:color="#000000" fo:font-size="12pt" fo:font-weight="bold" style:font-size-asian="12pt" style:font-weight-asian="bold" style:font-size-complex="12pt"/>
    </style:style>
    <style:style style:name="T17" style:family="text">
      <style:text-properties style:text-underline-style="none"/>
    </style:style>
    <style:style style:name="T18" style:family="text">
      <style:text-properties fo:font-weight="bold" style:font-weight-asian="bold"/>
    </style:style>
    <style:style style:name="T19" style:family="text">
      <style:text-properties fo:color="#3c4245" fo:font-size="12pt" style:font-size-asian="12pt" style:font-size-complex="12pt"/>
    </style:style>
    <style:style style:name="T20" style:family="text">
      <style:text-properties fo:color="#1155cc"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style>
    <style:style style:name="T22" style:family="text">
      <style:text-properties fo:color="#222222" fo:font-size="10.5pt" style:font-size-asian="10.5pt" style:font-size-complex="10.5pt" fo:background-color="#ffffff"/>
    </style:style>
    <style:style style:name="T23" style:family="text">
      <style:text-properties fo:color="#a55858" fo:font-size="10.5pt" style:font-size-asian="10.5pt" style:font-size-complex="10.5pt" fo:background-color="#ffffff"/>
    </style:style>
    <style:style style:name="T24" style:family="text">
      <style:text-properties fo:color="#0b0080" fo:font-size="10.5pt" style:font-size-asian="10.5pt" style:font-size-complex="10.5pt" fo:background-color="#ffffff"/>
    </style:style>
    <style:style style:name="T25" style:family="text">
      <style:text-properties fo:color="#0b0080" fo:font-size="10.5pt" style:text-underline-style="solid" style:text-underline-width="auto" style:text-underline-color="font-color" style:font-size-asian="10.5pt" style:font-size-complex="10.5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OVID-19</text:span><text:span text:style-name="T3"> </text:span><text:span text:style-name="T2">y el uso de impresoras 3d con el fin de fabricar vinchas para máscaras faciales totales contra la lucha del virus</text:span></text:p>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A1" office:value-type="string">
            <text:p text:style-name="Standard"/>
          </table:table-cell>
        </table:table-row>
        <table:table-row table:style-name="Table2.2">
          <table:table-cell table:style-name="Table2.A1" office:value-type="string">
            <text:p text:style-name="Standard"/>
          </table:table-cell>
          <table:table-cell table:style-name="Table2.B2" office:value-type="string">
            <text:p text:style-name="Standard"/>
            <table:table table:name="Table1" table:style-name="Table1">
              <table:table-column table:style-name="Table1.A"/>
              <table:table-row table:style-name="Table1.1">
                <table:table-cell table:style-name="Table1.A1" office:value-type="string">
                  <text:p text:style-name="P2"><text:span text:style-name="T5">Apellidos: Alaniz Gabriel</text:span></text:p>
                  <text:p text:style-name="P2"><text:span text:style-name="T5">Muller Pablo</text:span></text:p>
                  <text:p text:style-name="P2"><text:span text:style-name="T5">Valls Mauro</text:span></text:p>
                  <text:p text:style-name="P2"><text:span text:style-name="T5">Mazuran Ignacio</text:span></text:p>
                  <text:p text:style-name="P5"/>
                </table:table-cell>
              </table:table-row>
            </table:table>
            <text:p text:style-name="Standard"><text:s/></text:p>
          </table:table-cell>
        </table:table-row>
      </table:table>
      <text:p text:style-name="P3"><text:span text:style-name="T12"><text:s/></text:span></text:p>
      <text:p text:style-name="P30"><text:bookmark text:name="_p8nn666mkfug"/><text:span text:style-name="T5"><text:s/></text:span></text:p>
      <text:p text:style-name="P30"><text:bookmark text:name="_5ngpxbmucrjd"/><text:span text:style-name="T5"><text:s/></text:span></text:p>
      <text:p text:style-name="P30"><text:bookmark text:name="_z31ud921fxr1"/><text:span text:style-name="T5"><text:s/></text:span></text:p>
      <text:p text:style-name="Standard"/>
      <text:p text:style-name="P30"><text:bookmark text:name="_s31vp1yrgik5"/><text:span text:style-name="T5">En este informe se va hablar del COVID-19 y de la fabricación de mascarilla </text:span><text:span text:style-name="T6">para ayudar a quien lo necesite, sea privado o público. Aportar para los sectores de la salud, policiales, gendarmería, ejército o quienes lo requieran de urgencia.</text:span></text:p>
      <text:p text:style-name="P30"><text:bookmark text:name="_nq3y8mcsojb5"/><text:span text:style-name="T13"><text:s/></text:span></text:p>
      <text:p text:style-name="P30"><text:bookmark text:name="_iizrb3vfq22e"/><text:span text:style-name="T15">¿Qué es un coronavirus?</text:span></text:p>
      <text:p text:style-name="P6">Los coronavirus son una extensa familia de virus que pueden causar enfermedades tanto en animales como en humanos. En los humanos, se sabe que varios coronavirus causan infecciones respiratorias que pueden ir desde el resfriado común hasta enfermedades más graves como el síndrome respiratorio de Oriente Medio (MERS) y el síndrome respiratorio agudo severo (SRAS). El coronavirus que se ha descubierto más recientemente causa la enfermedad por coronavirus COVID-19.</text:p>
      <text:p text:style-name="P30"><text:bookmark text:name="_l8r4ojkw6plv"/><text:span text:style-name="T15">¿Qué es la COVID-19?</text:span></text:p>
      <text:p text:style-name="P6">La COVID-19 es la enfermedad infecciosa causada por el coronavirus que se ha descubierto más recientemente. Tanto el nuevo virus como la enfermedad eran desconocidos antes de que estallara el brote en Wuhan (China) en diciembre de 2019.</text:p>
      <text:p text:style-name="P6"><text:s/></text:p>
      <text:p text:style-name="P30"><text:bookmark text:name="_60yt9ldyf85n"/><text:span text:style-name="T15">¿Cómo se propaga la COVID-19?</text:span></text:p>
      <text:p text:style-name="P6">Una persona puede contraer la COVID-19 por contacto con otra que esté infectada por el virus. La enfermedad puede propagarse de persona a persona a través de las gotículas procedentes de la nariz o la boca que salen despedidas cuando una persona infectada tose o exhala. Estas gotículas caen sobre los objetos y superficies que rodean a la persona, de modo que otras personas pueden contraer la COVID-19 si tocan estos objetos o superficies y luego se tocan los ojos, la nariz o la boca. También pueden contagiarse si inhalan las gotículas que haya esparcido una persona con COVID-19 al toser o exhalar. Por eso es importante mantenerse a más de 1 metro (3 pies) de distancia de una persona que se encuentre enferma.</text:p>
      <text:p text:style-name="P6">La OMS está estudiando las investigaciones en curso sobre las formas de propagación de la COVID-19 y seguirá informando sobre los resultados actualizados.</text:p>
      <text:p text:style-name="P30"><text:bookmark text:name="_57u3mvyjat0q"/><text:span text:style-name="T5">Los estudios realizados hasta la fecha apuntan a que el virus causante de la COVID-19 se transmite principalmente por contacto con gotículas respiratorias, más que por el aire.</text:span></text:p>
      <text:p text:style-name="P30"><text:bookmark text:name="_o2ps71pwu24b"/><text:span text:style-name="T5"><text:s/></text:span></text:p>
      <text:p text:style-name="P30"><text:bookmark text:name="_rgzzvg9gzh7w"/><text:span text:style-name="T15">¿Qué puedo hacer para protegerme y prevenir la propagación de la enfermedad?</text:span></text:p>
      <text:p text:style-name="P31"><text:bookmark text:name="_60tlwkf3ggra"/><text:span text:style-name="T16">Medidas de protección para todas las personas </text:span></text:p>
      <text:p text:style-name="P6">Hay varias precauciones que se pueden adoptar para reducir la probabilidad de contraer o de contagiar la COVID-19:</text:p>
      <text:list xml:id="list1696707027" text:style-name="WWNum2">
        <text:list-item>
          <text:p text:style-name="P11"><text:s/><text:span text:style-name="T5">Lávese las manos a fondo y con frecuencia usando un desinfectante a base de alcohol o con agua y jabón.</text:span></text:p>
        </text:list-item>
      </text:list>
      <text:p text:style-name="P6"><text:span text:style-name="T18">¿Por qué? </text:span>Lavarse las manos con agua y jabón o usando un desinfectante a base de alcohol mata los virus que pueda haber en sus manos.</text:p>
      <text:list xml:id="list57613628" text:style-name="WWNum4">
        <text:list-item>
          <text:p text:style-name="P12"><text:soft-page-break/><text:span text:style-name="T5">Mantenga una distancia mínima de 1 metro (3 pies) entre usted y cualquier persona que tosa o estornude.</text:span></text:p>
        </text:list-item>
      </text:list>
      <text:p text:style-name="P6"><text:span text:style-name="T18">¿Por qué?</text:span> Cuando alguien tose o estornuda, despide por la nariz o por la boca unas gotículas de líquido que pueden contener el virus. Si está demasiado cerca, puede respirar las gotículas y con ellas el virus de la COVID-19, si la persona que tose tiene la enfermedad.</text:p>
      <text:list xml:id="list1235910591" text:style-name="WWNum7">
        <text:list-item>
          <text:p text:style-name="P13"><text:span text:style-name="T5">Evite tocarse los ojos, la nariz y la boca</text:span></text:p>
        </text:list-item>
      </text:list>
      <text:p text:style-name="P6"><text:span text:style-name="T18">¿Por qué?</text:span> Las manos tocan muchas superficies y pueden recoger virus. Una vez contaminadas, las manos pueden transferir el virus a los ojos, la nariz o la boca. Desde allí, el virus puede entrar en su cuerpo y causarle la enfermedad.</text:p>
      <text:list xml:id="list1212611315" text:style-name="WWNum8">
        <text:list-item>
          <text:p text:style-name="P14"><text:span text:style-name="T5">Tanto usted como las personas que les rodean deben asegurarse de mantener una buena higiene de las vías respiratorias. Eso significa cubrirse la boca y la nariz con el codo doblado o con un pañuelo de papel al toser o estornudar. El pañuelo usado debe desecharse de inmediato.</text:span></text:p>
        </text:list-item>
      </text:list>
      <text:p text:style-name="P6"><text:span text:style-name="T18">¿Por qué? </text:span>Los virus se propagan a través de las gotículas. Al mantener una buena higiene respiratoria está protegiendo a las personas que le rodean de virus como los del resfriado, la gripe y la COVID-19.</text:p>
      <text:list xml:id="list1209149871" text:style-name="WWNum5">
        <text:list-item>
          <text:p text:style-name="P15"><text:span text:style-name="T5">Permanezca en casa si no se encuentra bien. Si tiene fiebre, tos y dificultad para respirar, busque atención médica y llame con antelación. Siga las instrucciones de las autoridades sanitarias locales.</text:span></text:p>
        </text:list-item>
      </text:list>
      <text:p text:style-name="P6"><text:span text:style-name="T18">¿Por qué?</text:span> Las autoridades nacionales y locales dispondrán de la información más actualizada sobre la situación en su zona. Llamar con antelación permitirá que su dispensador de atención de salud le dirija rápidamente hacia el centro de salud adecuado. Esto también le protegerá a usted y ayudará a prevenir la propagación de virus y otras infecciones.</text:p>
      <text:list xml:id="list305257226" text:style-name="WWNum9">
        <text:list-item>
          <text:p text:style-name="P16"><text:span text:style-name="T5">Manténgase informado sobre las últimas novedades en relación con la COVID-19. Siga los consejos de su dispensador de atención de salud, de las autoridades sanitarias pertinentes a nivel nacional y local o de su empleador sobre la forma de protegerse a sí mismo y a los demás ante la COVID-19.</text:span></text:p>
        </text:list-item>
      </text:list>
      <text:p text:style-name="P6"><text:span text:style-name="T18">¿Por qué?</text:span> Las autoridades nacionales y locales dispondrán de la información más actualizada acerca de si la COVID-19 se está propagando en su zona. Son los interlocutores más indicados para dar consejos sobre lo que debe hacer la gente de su zona para protegerse.</text:p>
      <text:list xml:id="list3170189515" text:style-name="WWNum3">
        <text:list-item>
          <text:p text:style-name="P17"><text:span text:style-name="T5">Consulte las noticias más recientes sobre las zonas de mayor peligro (es decir, las ciudades y lugares donde la enfermedad se está propagando más extensamente). Si le es posible, evite desplazarse a estas zonas, sobre todo si su edad es avanzada o tiene usted diabetes, cardiopatías o neumopatías.</text:span></text:p>
        </text:list-item>
      </text:list>
      <text:p text:style-name="P6"><text:span text:style-name="T18">¿Por qué?</text:span> Estas precauciones se deben adoptar en estas zonas porque la probabilidad de contraer la COVID-19 es más elevada.</text:p>
      <text:p text:style-name="P6"><text:s/></text:p>
      <text:p text:style-name="P30"><text:bookmark text:name="_yom5gsweeyav"/><text:span text:style-name="T15">¿Quién corre riesgo de desarrollar una enfermedad grave?</text:span></text:p>
      <text:p text:style-name="P6">Todavía tenemos mucho por aprender sobre la forma en que la COVID-2019 afecta a los humanos, pero parece que las personas mayores y las que padecen afecciones médicas preexistentes (como hipertensión arterial, enfermedades cardiacas o diabetes) desarrollan casos graves de la enfermedad con más frecuencia que otras.</text:p>
      <text:p text:style-name="P30"><text:bookmark text:name="_5sg1pz3r6rsj"/><text:span text:style-name="T6"><text:s/></text:span></text:p>
      <text:p text:style-name="P30"><text:bookmark text:name="_77jd70q7kxoc"/><text:span text:style-name="T15">¿Existe alguna vacuna, medicamento o tratamiento para la COVID-19?</text:span></text:p>
      <text:p text:style-name="P6">Todavía no. Hasta la fecha, no hay ninguna vacuna ni medicamento antiviral específico para prevenir o tratar la COVID-2019. Sin embargo, los afectados deben recibir atención de salud para aliviar los síntomas. Las personas que presentan casos graves de la enfermedad deben ser hospitalizadas. La mayoría de los pacientes se recuperan con la ayuda de medidas de apoyo.</text:p>
      <text:p text:style-name="P6">Se están investigando posibles vacunas y distintos tratamientos farmacológicos específicos. Hay ensayos clínicos en curso para ponerlos a prueba. La OMS está coordinando los esfuerzos dirigidos a desarrollar vacunas y medicamentos para prevenir y tratar la COVID-19.</text:p>
      <text:p text:style-name="P6">Las formas más eficaces de protegerse a uno mismo y a los demás frente a la COVID-19 son: lavarse las manos con frecuencia, cubrirse la boca con el codo o con un pañuelo de papel al toser y mantener una distancia de al menos 1 metro (3 pies) con las personas que tosen o estornudan. </text:p>
      <text:p text:style-name="P30"><text:bookmark text:name="_jxjceluih8g3"/><text:span text:style-name="T19"><text:s/></text:span></text:p>
      <text:p text:style-name="P30"><text:bookmark text:name="_g6hf3h2sudlc"/><text:span text:style-name="T15">¿Debo llevar mascarilla para protegerme?</text:span></text:p>
      <text:p text:style-name="P6">Si no se presentan los síntomas respiratorios característicos de la COVID-19 (sobre todo, tos) o no se cuida de una persona que pueda haber contraído esta enfermedad, no es necesario llevar puesta una mascarilla clínica. Recuerde que las mascarillas desechables solo se pueden utilizar una vez y tenga en cuenta también que, si no está usted enfermo o no cuida de una persona que lo esté, está malgastando una mascarilla. Las existencias de mascarillas en el mundo se están agotando, y la OMS insta a utilizarlas de forma sensata.</text:p>
      <text:p text:style-name="P6">La OMS aconseja hacer un uso racional de las mascarillas clínicas para no derrochar innecesariamente ni usar indebidamente unos utensilios que son valiosos </text:p>
      <text:p text:style-name="P7"><text:span text:style-name="T15">¿Hay algo que no deba hacer?</text:span></text:p>
      <text:p text:style-name="P6"><text:span text:style-name="T5">Las siguientes medidas </text:span><text:span text:style-name="T3">NO SON</text:span><text:span text:style-name="T5"> eficaces contra la COVID-2019 y pueden resultar perjudiciales:</text:span></text:p>
      <text:list xml:id="list3650618826" text:style-name="WWNum6">
        <text:list-item>
          <text:p text:style-name="P18"><text:soft-page-break/><text:span text:style-name="T5">Fumar</text:span></text:p>
        </text:list-item>
        <text:list-item>
          <text:p text:style-name="P21"><text:span text:style-name="T5">Llevar varias mascarillas</text:span></text:p>
        </text:list-item>
        <text:list-item>
          <text:p text:style-name="P24"><text:span text:style-name="T5">Tomar antibióticos (</text:span><text:span text:style-name="T7">Véase </text:span><text:span text:style-name="T9"><text:s/></text:span><text:span text:style-name="T3">¿Existen medicamentos o terapias que permitan prevenir o curar la COVID-19?</text:span><text:span text:style-name="T5">)</text:span></text:p>
        </text:list-item>
      </text:list>
      <text:p text:style-name="P6"><text:s/></text:p>
      <text:p text:style-name="P2"><text:s/></text:p>
      <text:p text:style-name="P3"><text:span text:style-name="T3">UNO DE LOS PROBLEMAS DE ESTA PANDEMIA</text:span></text:p>
      <text:p text:style-name="P2"><text:span text:style-name="T6">Durante esta epidemia de coronavirus, las máscaras faciales se convierten en un gran problema al que enfrentan tanto los médicos como muchas otras personas. Se recomienda que las mascarillas desechables se cambien cada cuatro horas y no se reutilicen después de la desinfección. Actualmente hay una gran demanda de mascarillas, mientras que la oferta es limitada. ¿Cómo podemos resolverlo?</text:span></text:p>
      <text:p text:style-name="P2"><text:span text:style-name="T6">Sin mascarillas desechables, la gente está usando plástico y </text:span><text:a xlink:type="simple" xlink:href="https://ecoinventos.com/como-hacer-una-mascarilla-casera/" text:style-name="ListLabel_20_91" text:visited-style-name="ListLabel_20_91"><text:span text:style-name="T11">tela para hacer mascarillas faciales</text:span></text:a><text:span text:style-name="T6"> o pañales de bebé. Todas estas máscaras pueden posiblemente reducir el riesgo de infección, pero no sirven para todas las circunstancias.</text:span></text:p>
      <text:p text:style-name="P27">Desde el sector de la impresión 3D están surgiendo iniciativas muy interesantes que creemos relevante difundir.</text:p>
      <text:p text:style-name="P27">Durante los últimos días son frecuentes las noticias sobre la escasez de mascarillas, un equipo de protección básico, especialmente para los profesionales sanitarios, pero también para otras personas que, por su trabajo u otras circunstancias, puedan estar más expuestas al virus.</text:p>
      <text:p text:style-name="P32"><text:bookmark text:name="_q61gl85qoael"/><text:span text:style-name="T16">Un protector facial impreso en 3D más seguro</text:span></text:p>
      <text:p text:style-name="P28"><text:span text:style-name="T6">Es un </text:span><text:span text:style-name="T4">protector facial impreso en 3D</text:span><text:span text:style-name="T6"> que protege toda la cara y se coloca sobre una máscara quirúrgica convencional. Protege los ojos y bloquea más eficazmente la propagación de gérmenes, </text:span><text:span text:style-name="T5">evitando así cualquier problema de seguridad. Normalmente, una </text:span><text:a xlink:type="simple" xlink:href="https://www.3dnatives.com/es/nanohack-mascara-codigo-abierto-contra-covid-19-180320202/" text:style-name="ListLabel_20_92" text:visited-style-name="ListLabel_20_92"><text:span text:style-name="T10">máscara impresa en 3D</text:span></text:a><text:span text:style-name="T5"> genera preguntas en torno a su porosidad: ¿qué pasa con la resistencia del plástico a medida que el usuario respira? ¿puede crear una zona húmeda y caliente favorable para la proliferación de gérmenes? Los profesionales de la salud no pueden correr este riesgo. Es por eso que tal escudo parece a priori menos restrictivo.</text:span></text:p>
      <text:p text:style-name="P2"><text:span text:style-name="T6">Son importantes los consejos de impresión en su sitio para que el dispositivo sea lo más seguro posible, tanto para el médico como para el paciente. Por ejemplo, ventilar la habitación en la que se va a imprimir la máscara, use guantes y una máscara quirúrgica, etc.</text:span></text:p>
      <text:p text:style-name="P2"><text:span text:style-name="T6">Josef Prusa, inventor checo que simplificó los modelos de impresoras 3D para acercarlas al usuario corriente, recuerda: </text:span><text:span text:style-name="T8">“Recuerda que el virus puede vivir en plástico durante 48 a 90 horas y que los plásticos no pueden esterilizarse fácilmente después de su uso. Entonces son de un solo uso, al menos hasta que encontremos una manera de esterilizar de manera confiable las piezas impresas”</text:span><text:span text:style-name="T6">.</text:span></text:p>
      <text:p text:style-name="P32"><text:bookmark text:name="_hu87mg8or23t"/><text:span text:style-name="T16">Material necesario para la impresión</text:span></text:p>
      <text:p text:style-name="P1"><text:span text:style-name="T5">Se necesitan aproximadamente 2 horas para imprimir las diferentes partes que componen la máscara facial. El fabricante recomienda usar </text:span><text:a xlink:type="simple" xlink:href="https://www.3dnatives.com/es/el-plastico-petg-en-la-impresion-3d-181220192/" text:style-name="ListLabel_20_92" text:visited-style-name="ListLabel_20_92"><text:span text:style-name="T10">PETG</text:span></text:a><text:span text:style-name="T5">. No se requieren medios impresos. Necesitará una banda elástica para unir los dos extremos de la máscara, así como una placa de plástico lo suficientemente gruesa para el frente: Prusa dice que cualquier plástico transparente cortado con láser funciona, pero al menos un 0.5 mm de espesor. Puedes seguir los pasos de montaje en el siguiente video:</text:span></text:p>
      <text:p text:style-name="P1"><text:a xlink:type="simple" xlink:href="https://www.youtube.com/watch?v=pP7z3iw76GA" text:style-name="ListLabel_20_93" text:visited-style-name="ListLabel_20_93"><text:span text:style-name="T20">https://www.youtube.com/watch?v=pP7z3iw76GA</text:span></text:a></text:p>
      <text:p text:style-name="P1"><text:s/></text:p>
      <text:p text:style-name="P4"><text:span text:style-name="T3">Versión RC2</text:span></text:p>
      <text:p text:style-name="P4"><text:span text:style-name="T5">Cambios de RC1:</text:span></text:p>
      <text:list xml:id="list3454323304" text:style-name="WWNum10">
        <text:list-item>
          <text:p text:style-name="P19"><text:span text:style-name="T5">Aumento del grosor de la pared (ligeramente más rígido y más duradero)</text:span></text:p>
          <text:list>
            <text:list-item>
              <text:p text:style-name="P29"><text:span text:style-name="T5">Pared interior de 1,5 mm a 2 mm.</text:span></text:p>
            </text:list-item>
            <text:list-item>
              <text:p text:style-name="P29"><text:span text:style-name="T5">Pared exterior de 2 mm a 2.5 mm.</text:span></text:p>
            </text:list-item>
          </text:list>
        </text:list-item>
        <text:list-item>
          <text:p text:style-name="P22"><text:span text:style-name="T5">La banda para la cabeza ya no se imprime comprimida: baja la presión en la sien</text:span></text:p>
        </text:list-item>
        <text:list-item>
          <text:p text:style-name="P22"><text:span text:style-name="T5">La visera se movió más lejos de la frente: esto permite un mejor ajuste sobre respiradores más grandes y gafas protectoras</text:span></text:p>
        </text:list-item>
        <text:list-item>
          <text:p text:style-name="P25"><text:span text:style-name="T5">La parte impresa ahora tiene una extensión para la visera (la visera se curva menos que la diadema).</text:span></text:p>
        </text:list-item>
      </text:list>
      <text:p text:style-name="P4"><text:soft-page-break/><text:span text:style-name="T5">Por ahora, las versiones RC1 y RC2 son relevantes. RC1 le permite colocar más piezas impresas en una sola cama de impresión. Sin embargo, si el rendimiento máximo no es la prioridad, RC2 proporciona una protección ligeramente mejor y es más cómodo de llevar.</text:span></text:p>
      <text:p text:style-name="P1"><text:span text:style-name="T14"><text:s/></text:span></text:p>
      <text:p text:style-name="P4"><text:span text:style-name="T3">Banda de goma</text:span></text:p>
      <text:p text:style-name="P4"><text:span text:style-name="T5">Puede usar una más gruesa y hacer un agujero en cada extremo (hacer un corte de al menos 10 mm) o usar una delgada y atarla a ambos extremos del escudo.</text:span></text:p>
      <text:p text:style-name="P4"><text:span text:style-name="T3">Visor / placa frontal</text:span></text:p>
      <text:list xml:id="list4288938197" text:style-name="WWNum1">
        <text:list-item>
          <text:p text:style-name="P20"><text:span text:style-name="T5">hay un dibujo DXF en la sección Archivo (y una versión alternativa más larga)</text:span></text:p>
        </text:list-item>
        <text:list-item>
          <text:p text:style-name="P23"><text:span text:style-name="T5">visor PDF dibujo: </text:span><text:a xlink:type="simple" xlink:href="http://prusa3d.com/downloads/others/COVID19_SHIELD_FOIL.pdf" text:style-name="ListLabel_20_94" text:visited-style-name="ListLabel_20_94"><text:span text:style-name="T5">tamaño normal</text:span></text:a><text:span text:style-name="T5"> , </text:span><text:a xlink:type="simple" xlink:href="http://prusa3d.com/downloads/others/COVID19_SHIELD_FOIL_LONG.pdf" text:style-name="ListLabel_20_94" text:visited-style-name="ListLabel_20_94"><text:span text:style-name="T5">versión extendida (dentistas)</text:span></text:a></text:p>
        </text:list-item>
        <text:list-item>
          <text:p text:style-name="P23"><text:span text:style-name="T5">los agujeros se pueden hacer con un perforador de oficina estándar</text:span></text:p>
        </text:list-item>
        <text:list-item>
          <text:p text:style-name="P26"><text:span text:style-name="T5">utilizamos una hoja de petg de 0,5 mm de espesor (Covestro VIVAK), pero debería poder usar cualquier plástico transparente cortable con láser con un grosor similar.</text:span></text:p>
        </text:list-item>
      </text:list>
      <text:p text:style-name="P2"><text:s/><text:span text:style-name="T21">Programa para la impresora</text:span></text:p>
      <text:p text:style-name="P2">Las impresiones se realizan por medio del programa Cura (<text:span text:style-name="T22">creada por </text:span><text:a xlink:type="simple" xlink:href="https://es.wikipedia.org/w/index.php?title=David_Braan&amp;action=edit&amp;redlink=1" text:style-name="ListLabel_20_95" text:visited-style-name="ListLabel_20_95"><text:span text:style-name="T23">David Braan</text:span></text:a>)<text:span text:style-name="T22">, una aplicación diseñada para impresoras 3D, en la que se pueden modificar los parámetros de impresión y después transformarlos a código G. Cura fue lanzada inicialmente en la versión 3 de la licencia pública general de código abierto de Affero, después el 28 de septiembre del 2017 fue cambiada la licencia a LGPLv3. Ëste cambio permitió una mayor integración con aplicaciones CAD de terceros. El desarrollo está alojado en </text:span><text:a xlink:type="simple" xlink:href="https://es.wikipedia.org/wiki/GitHub" text:style-name="ListLabel_20_96" text:visited-style-name="ListLabel_20_96"><text:span text:style-name="T24">GitHub</text:span></text:a><text:span text:style-name="T22">. El software es utilizado por más de un millón de usuarios en todo el mundo y es de los software de impresión 3D más usado en las impresoras 3D.</text:span></text:p>
      <text:p text:style-name="P2"><text:span text:style-name="T22">El funcionamiento de Ultimaker Cura es dividir el archivo del modelo de un usuario en varias capas, generando un código G para la impresora 3D. Cuando ya se haya finalizado el proceso, el código G se envía a la impresora por medio de un dispositivo de almacenamiento o vinculando la impresora con el software por medio de una conexión, para que después la impresora fabrique el objeto físico.</text:span></text:p>
      <text:p text:style-name="P2"><text:span text:style-name="T22">Cura utiliza archivos STL, un </text:span><text:a xlink:type="simple" xlink:href="https://es.wikipedia.org/wiki/Formato_de_archivo_inform%C3%A1tico" text:style-name="ListLabel_20_96" text:visited-style-name="ListLabel_20_96"><text:span text:style-name="T24">formato de archivo informático</text:span></text:a><text:span text:style-name="T22"> de </text:span><text:a xlink:type="simple" xlink:href="https://es.wikipedia.org/wiki/Dise%C3%B1o_asistido_por_computadora" text:style-name="ListLabel_20_97" text:visited-style-name="ListLabel_20_97"><text:span text:style-name="T25">diseño asistido por computadora</text:span></text:a><text:span text:style-name="T22"> (CAD) que define geometría de objetos 3D, excluyendo información como color, texturas o propiedades físicas que sí incluyen otros formatos CAD.</text:span></text:p>
      <text:p text:style-name="P8"/>
      <text:p text:style-name="P2"/>
      <text:p text:style-name="P2"><text:span text:style-name="T5">CONCLUSIÓN</text:span></text:p>
      <text:p text:style-name="P2"><text:span text:style-name="T5">La utilización de máscaras 3D para enfrentar la amenaza de la actual pandemia que afecta a la población, otorga al personal médico y de salud, una protección extra para poder continuar su tarea resguardando la propia salud y, por tanto, de la sociedad. Con un adecuado desarrollo y los cuidados pertinentes, podría ofrecerse una solución efectiva que colabore con la disminución de los riesgos de contagio actuales, de los que han sido víctimas gran parte del personal de salud y seguridad en países desarrollados que se han enfrentado a esta enfermedad.</text:span></text:p>
      <text:p text:style-name="P2"><text:span text:style-name="T5">Con la adecuada colaboración de entidades que faciliten los materiales necesarios a un bajo costo para el estado, podría darse una ayuda a la escasez de materiales de protección a la que probablemente se enfrente nuestra nación, ante el aumento de casos de contagio del COVID-19.</text:span></text:p>
      <text:p text:style-name="P2"/>
      <text:p text:style-name="P9"/>
      <text:p text:style-name="P9"/>
      <text:p text:style-name="P2"><text:span text:style-name="T3">bibliografía</text:span></text:p>
      <text:p text:style-name="P2"><text:a xlink:type="simple" xlink:href="https://www.who.int/es/emergencies/diseases/novel-coronavirus-2019/advice-for-public/q-a-coronaviruses" text:style-name="ListLabel_20_93" text:visited-style-name="ListLabel_20_93"><text:span text:style-name="T20">https://www.who.int/es/emergencies/diseases/novel-coronavirus-2019/advice-for-public/q-a-coronaviruses</text:span></text:a></text:p>
      <text:p text:style-name="P2"><text:a xlink:type="simple" xlink:href="https://filament2print.com/es/blog/84_fabricar-mascarilla-impresion-3d.html" text:style-name="ListLabel_20_93" text:visited-style-name="ListLabel_20_93"><text:span text:style-name="T20">https://filament2print.com/es/blog/84_fabricar-mascarilla-impresion-3d.html</text:span></text:a></text:p>
      <text:p text:style-name="Standard"><text:a xlink:type="simple" xlink:href="https://www.3dnatives.com/es/prusa-mascara-facial-personal-medico-covid-19-200320202/" text:style-name="ListLabel_20_93" text:visited-style-name="ListLabel_20_93"><text:span text:style-name="T20">https://www.3dnatives.com/es/prusa-mascara-facial-personal-medico-covid-19-20032020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solid" style:text-underline-width="auto" style:text-underline-color="font-color" style:font-size-asian="12pt"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2" style:display-name="ListLabel 92" style:family="text">
      <style:text-properties fo:font-size="12pt" style:text-underline-style="solid" style:text-underline-width="auto" style:text-underline-color="font-color" style:font-size-asian="12pt" style:font-size-complex="12pt"/>
    </style:style>
    <style:style style:name="ListLabel_20_93" style:display-name="ListLabel 93" style:family="text">
      <style:text-properties fo:color="#1155cc" style:text-underline-style="solid" style:text-underline-width="auto" style:text-underline-color="font-color"/>
    </style:style>
    <style:style style:name="ListLabel_20_94" style:display-name="ListLabel 94" style:family="text">
      <style:text-properties fo:font-size="12pt" style:font-size-asian="12pt" style:font-size-complex="12pt"/>
    </style:style>
    <style:style style:name="ListLabel_20_95" style:display-name="ListLabel 95" style:family="text">
      <style:text-properties fo:color="#a55858" fo:font-size="10.5pt" style:font-size-asian="10.5pt" style:font-size-complex="10.5pt" fo:background-color="#ffffff"/>
    </style:style>
    <style:style style:name="ListLabel_20_96" style:display-name="ListLabel 96" style:family="text">
      <style:text-properties fo:color="#0b0080" fo:font-size="10.5pt" style:font-size-asian="10.5pt" style:font-size-complex="10.5pt" fo:background-color="#ffffff"/>
    </style:style>
    <style:style style:name="ListLabel_20_97" style:display-name="ListLabel 97" style:family="text">
      <style:text-properties fo:color="#0b0080" fo:font-size="10.5pt" style:text-underline-style="solid" style:text-underline-width="auto" style:text-underline-color="font-color" style:font-size-asian="10.5pt" style:font-size-complex="10.5pt"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4" meta:paragraph-count="99" meta:word-count="2333" meta:character-count="14358" meta:non-whitespace-character-count="12108"/>
    <meta:generator>LibreOfficeDev/6.0.5.2$Linux_X86_64 LibreOffice_project/</meta:generator>
  </office:meta>
</office:document-meta>
</file>